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size="12pt" officeooo:rsid="000ef739" officeooo:paragraph-rsid="000ef739" style:font-size-asian="10.5pt" style:font-size-complex="12pt"/>
    </style:style>
    <style:style style:name="P2" style:family="paragraph" style:parent-style-name="Text_20_body">
      <style:text-properties officeooo:rsid="000ef739" officeooo:paragraph-rsid="000ef739"/>
    </style:style>
    <style:style style:name="P3" style:family="paragraph" style:parent-style-name="Text_20_body" style:list-style-name="L1">
      <style:text-properties officeooo:rsid="000ef739" officeooo:paragraph-rsid="000ef739"/>
    </style:style>
    <style:style style:name="P4" style:family="paragraph" style:parent-style-name="Title">
      <style:text-properties fo:font-size="22pt" style:font-size-asian="22pt" style:font-size-complex="2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LSINF1225 : Choix des extensions</text:p>
      <text:p text:style-name="P1">Groupe M : Romain Léonard, Julien Gomez, Ivan Guerrero Fernandez, Marc-Henry Comans, Trong-Vu Tran, Élie Khalil.</text:p>
      <text:h text:style-name="Heading_20_2" text:outline-level="2">Ratings</text:h>
      <text:p text:style-name="P2">Les ratings par élement seront comptabilisés dans une table à part reprenant le produit, le client l'ayant noté et la note. Cela permet d'obtenir une note globale (moyennée) par élement et une liste des consommations favorites par client.</text:p>
      <text:p text:style-name="P2"/>
      <text:h text:style-name="Heading_20_2" text:outline-level="2">Date d'expiration</text:h>
      <text:p text:style-name="P2">La date d'expiration sera géré en mettant un identifiant pour chaque lot d'un produit ayant une date d'expiration. On peut avoir dans son stock deux lots d'un même produit ayant une date d'expiration différente. Le lot périmant le plus rapidement sera celui dont on videra d'abord le stock avant de passer au précédent. Cette vérifiaction se fera lors de la commande et on pourra également, à l'instar de la valeur seuil, signaler dans la gestion des stocks qu'un lot va périmer prochainement.</text:p>
      <text:p text:style-name="P2"/>
      <text:h text:style-name="Heading_20_2" text:outline-level="2">Autres extensions</text:h>
      <text:p text:style-name="P2">Voici la liste des autres extensions que nous souhaitons implémenter également :</text:p>
      <text:list xml:id="list8849132341423897811" text:style-name="L1">
        <text:list-item>
          <text:p text:style-name="P3">Historique des achats (pour le client et pour le gestionnaire) ;</text:p>
        </text:list-item>
        <text:list-item>
          <text:p text:style-name="P3">Compte gestionnaire ('admin') ;</text:p>
        </text:list-item>
        <text:list-item>
          <text:p text:style-name="P3">Graphiques et statistiques de consommation ;</text:p>
        </text:list-item>
      </text:list>
      <text:p text:style-name="P2">Cette liste n'est là qu'à titre informatif afin de d'expliquer certains choix au sein de notre schéma de base de données et notre 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7T21:12:44.453502783</meta:creation-date>
    <dc:date>2015-02-27T21:29:59.384246431</dc:date>
    <meta:editing-duration>PT17M15S</meta:editing-duration>
    <meta:editing-cycles>1</meta:editing-cycles>
    <meta:document-statistic meta:table-count="0" meta:image-count="0" meta:object-count="0" meta:page-count="1" meta:paragraph-count="12" meta:word-count="207" meta:character-count="1279" meta:non-whitespace-character-count="1087"/>
    <meta:generator>LibreOffice/4.3.6.2$Linux_X86_64 LibreOffice_project/430$Build-2</meta:generator>
  </office:meta>
</office:document-meta>
</file>